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0A000001680B745C79BF41409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0.336cm" fo:min-width="5.571cm" fo:padding-top="0.151cm" fo:padding-bottom="0.151cm" fo:padding-left="0.276cm" fo:padding-right="0.276cm"/>
    </style:style>
    <style:style style:name="gr2" style:family="graphic" style:parent-style-name="无填充且无边框的对象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053cm" svg:stroke-color="#000000" draw:marker-start-width="0.279cm" draw:marker-end-width="0.279cm" draw:fill="solid" draw:fill-color="#c0c0c0" draw:textarea-horizontal-align="justify" draw:textarea-vertical-align="middle" draw:auto-grow-height="false" fo:min-height="1.139cm" fo:min-width="1.009cm" fo:padding-top="0.151cm" fo:padding-bottom="0.151cm" fo:padding-left="0.276cm" fo:padding-right="0.276cm"/>
    </style:style>
    <style:style style:name="gr4" style:family="graphic" style:parent-style-name="standard">
      <style:graphic-properties svg:stroke-width="0.053cm" svg:stroke-color="#000000" draw:marker-start-width="0.279cm" draw:marker-end-width="0.279cm" draw:fill="solid" draw:fill-color="#c0c0c0" draw:textarea-horizontal-align="justify" draw:textarea-vertical-align="middle" draw:auto-grow-height="false" fo:min-height="1.088cm" fo:min-width="0.857cm" fo:padding-top="0.151cm" fo:padding-bottom="0.151cm" fo:padding-left="0.276cm" fo:padding-right="0.276cm"/>
    </style:style>
    <style:style style:name="gr5" style:family="graphic" style:parent-style-name="standard">
      <style:graphic-properties svg:stroke-width="0.053cm" svg:stroke-color="#000000" draw:marker-start-width="0.279cm" draw:marker-end-width="0.279cm" draw:fill-color="#c0c0c0" draw:textarea-horizontal-align="justify" draw:textarea-vertical-align="middle" draw:auto-grow-height="false" fo:min-height="1.002cm" fo:min-width="1.51cm" fo:padding-top="0.151cm" fo:padding-bottom="0.151cm" fo:padding-left="0.276cm" fo:padding-right="0.276cm"/>
    </style:style>
    <style:style style:name="gr6" style:family="graphic" style:parent-style-name="standard">
      <style:graphic-properties svg:stroke-width="0.053cm" svg:stroke-color="#000000" draw:marker-start-width="0.279cm" draw:marker-end-width="0.279cm" draw:fill="solid" draw:fill-color="#c0c0c0" draw:textarea-horizontal-align="justify" draw:textarea-vertical-align="middle" draw:auto-grow-height="false" fo:min-height="0.805cm" fo:min-width="1.845cm" fo:padding-top="0.151cm" fo:padding-bottom="0.151cm" fo:padding-left="0.276cm" fo:padding-right="0.27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4.139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3.049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2.439cm"/>
    </style:style>
    <style:style style:name="gr10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c0c0c0"/>
      <style:paragraph-properties fo:text-align="center"/>
    </style:style>
    <style:style style:name="P4" style:family="paragraph">
      <loext:graphic-properties draw:fill-color="#c0c0c0"/>
      <style:paragraph-properties fo:text-align="center"/>
    </style:style>
    <style:style style:name="P5" style:family="paragraph">
      <loext:graphic-properties draw:fill="none" draw:fill-color="#ffffff"/>
      <style:text-properties fo:font-size="26pt" style:font-size-asian="26pt" style:font-size-complex="26pt"/>
    </style:style>
    <style:style style:name="T1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custom-shape draw:style-name="gr1" draw:text-style-name="P1" draw:layer="layout" svg:width="8.659cm" svg:height="15.044cm" svg:x="1.456cm" svg:y="2.2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8.659cm" svg:height="15.044cm" svg:x="15.797cm" svg:y="2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1.994cm" svg:height="2.615cm" svg:x="4.596cm" svg:y="3.059cm">
          <draw:image xlink:href="Pictures/100002010000010A000001680B745C79BF414090.png" xlink:type="simple" xlink:show="embed" xlink:actuate="onLoad">
            <text:p/>
          </draw:image>
        </draw:frame>
        <draw:frame draw:style-name="gr2" draw:text-style-name="P2" draw:layer="layout" svg:width="1.994cm" svg:height="2.615cm" svg:x="4.712cm" svg:y="13.68cm">
          <draw:image xlink:href="Pictures/100002010000010A000001680B745C79BF414090.png" xlink:type="simple" xlink:show="embed" xlink:actuate="onLoad">
            <text:p/>
          </draw:image>
        </draw:frame>
        <draw:frame draw:style-name="gr2" draw:text-style-name="P2" draw:layer="layout" svg:width="1.993cm" svg:height="2.615cm" svg:x="4.675cm" svg:y="10.202cm">
          <draw:image xlink:href="Pictures/100002010000010A000001680B745C79BF414090.png" xlink:type="simple" xlink:show="embed" xlink:actuate="onLoad">
            <text:p/>
          </draw:image>
        </draw:frame>
        <draw:frame draw:style-name="gr2" draw:text-style-name="P2" draw:layer="layout" svg:width="1.994cm" svg:height="2.615cm" svg:x="4.727cm" svg:y="6.509cm">
          <draw:image xlink:href="Pictures/100002010000010A000001680B745C79BF414090.png" xlink:type="simple" xlink:show="embed" xlink:actuate="onLoad">
            <text:p/>
          </draw:image>
        </draw:frame>
        <draw:custom-shape draw:style-name="gr3" draw:text-style-name="P3" draw:layer="layout" svg:width="1.56cm" svg:height="2.305cm" svg:x="19.258cm" svg:y="3.224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" draw:text-style-name="P3" draw:layer="layout" svg:width="1.872cm" svg:height="1.852cm" svg:x="19.191cm" svg:y="7.259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" draw:text-style-name="P4" draw:layer="layout" svg:width="2.496cm" svg:height="1.738cm" svg:x="19.15cm" svg:y="10.586cm">
          <text:p/>
          <draw:enhanced-geometry svg:viewBox="0 0 21600 21600" draw:path-stretchpoint-x="10800" draw:path-stretchpoint-y="10800" draw:text-areas="?f0 ?f0 ?f1 ?f2" draw:type="quad-bevel" draw:modifiers="2700" draw:enhanced-path="M 0 0 L 21600 0 21600 21600 0 21600 Z N M 0 0 L 21600 0 ?f1 ?f0 ?f0 ?f0 Z N M 21600 0 L 21600 21600 ?f1 ?f2 ?f1 ?f0 Z N M 21600 21600 L 0 21600 ?f0 ?f2 ?f1 ?f2 Z N M 0 21600 L 0 0 ?f0 ?f0 ?f0 ?f2 Z N">
            <draw:equation draw:name="f0" draw:formula="$0 *21599/21600"/>
            <draw:equation draw:name="f1" draw:formula="right-?f0 "/>
            <draw:equation draw:name="f2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draw:layer="layout" svg:width="2.765cm" svg:height="1.475cm" svg:x="19.183cm" svg:y="14.313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7" draw:text-style-name="P5" draw:layer="layout" svg:width="4.639cm" svg:height="1.276cm" svg:x="3.522cm" svg:y="0.974cm">
          <draw:text-box>
            <text:p><text:span text:style-name="T1">Suppliers</text:span></text:p>
          </draw:text-box>
        </draw:frame>
        <draw:frame draw:style-name="gr8" draw:text-style-name="P5" draw:layer="layout" svg:width="3.549cm" svg:height="1.276cm" svg:x="11.332cm" svg:y="1.09cm">
          <draw:text-box>
            <text:p><text:span text:style-name="T1">Supply</text:span></text:p>
          </draw:text-box>
        </draw:frame>
        <draw:frame draw:style-name="gr9" draw:text-style-name="P5" draw:layer="layout" svg:width="2.939cm" svg:height="1.276cm" svg:x="18.756cm" svg:y="0.977cm">
          <draw:text-box>
            <text:p><text:span text:style-name="T1">Parts</text:span></text:p>
          </draw:text-box>
        </draw:frame>
        <draw:line draw:style-name="gr10" draw:text-style-name="P1" draw:layer="layout" svg:x1="6.441cm" svg:y1="4.337cm" svg:x2="19.268cm" svg:y2="4.372cm">
          <text:p/>
        </draw:line>
        <draw:line draw:style-name="gr10" draw:text-style-name="P1" draw:layer="layout" svg:x1="6.441cm" svg:y1="4.337cm" svg:x2="19.194cm" svg:y2="8.197cm">
          <text:p/>
        </draw:line>
        <draw:line draw:style-name="gr10" draw:text-style-name="P1" draw:layer="layout" svg:x1="19.28cm" svg:y1="4.359cm" svg:x2="6.55cm" svg:y2="8.067cm">
          <text:p/>
        </draw:line>
        <draw:line draw:style-name="gr10" draw:text-style-name="P1" draw:layer="layout" svg:x1="6.485cm" svg:y1="11.754cm" svg:x2="19.28cm" svg:y2="15.246cm">
          <text:p/>
        </draw:line>
        <draw:line draw:style-name="gr10" draw:text-style-name="P1" draw:layer="layout" svg:x1="6.532cm" svg:y1="11.77cm" svg:x2="19.194cm" svg:y2="8.15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宋体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无填充且无边框的对象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.5cm" fo:margin-bottom="0.5cm" fo:margin-left="0.5cm" fo:margin-right="0.5cm" fo:page-width="26cm" fo:page-height="18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29T15:44:56.140000000</meta:creation-date>
    <dc:date>2018-09-29T17:45:31.251000000</dc:date>
    <meta:editing-duration>PT13M16S</meta:editing-duration>
    <meta:editing-cycles>3</meta:editing-cycles>
    <meta:generator>LibreOffice/5.4.3.2$Windows_x86 LibreOffice_project/92a7159f7e4af62137622921e809f8546db437e5</meta:generator>
    <meta:document-statistic meta:object-count="18"/>
  </office:meta>
</office:document-meta>
</file>